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2" svg:font-family="Arial"/>
    <style:font-face style:name="Calibri1" svg:font-family="Calibri"/>
    <style:font-face style:name="DejaVu Sans" svg:font-family="'DejaVu Sans'"/>
    <style:font-face style:name="Microsoft YaHei1" svg:font-family="'Microsoft YaHei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ucida Sans1" svg:font-family="'Lucida Sans'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svg:stroke-color="#325490" draw:stroke-linejoin="miter" draw:fill="none" draw:fill-color="#e7e6e6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0.499cm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 draw:fill-color="#e7e6e6"/>
      <style:paragraph-properties fo:margin-left="0cm" fo:margin-right="0cm" fo:margin-top="0cm" fo:margin-bottom="0cm" fo:line-height="0.499cm" fo:text-align="start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Microsoft YaHei1" style:font-size-asian="12pt" style:font-style-asian="normal" style:font-weight-asian="normal" style:font-name-complex="DejaVu San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RectangleGray" draw:style-name="gr1" draw:text-style-name="P2" draw:layer="layout" svg:width="12cm" svg:height="6cm" svg:x="2cm" svg:y="3cm">
          <text:p text:style-name="P1"><text:span text:style-name="T1">a b c d e f g h I j k l m n o p q r s t u v w x y z. a b c d e f g h I j k l m n o p q r s t</text:span> </text:p>
          <draw:enhanced-geometry draw:mirror-horizontal="false" draw:mirror-vertical="true" draw:text-rotate-angle="90" svg:viewBox="0 0 12000 6000" draw:text-areas="1500 1500 6000 3000" draw:type="non-primitive" draw:enhanced-path="M 0 6000 L 0 0 1200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2" svg:font-family="Arial"/>
    <style:font-face style:name="Calibri1" svg:font-family="Calibri"/>
    <style:font-face style:name="DejaVu Sans" svg:font-family="'DejaVu Sans'"/>
    <style:font-face style:name="Microsoft YaHei1" svg:font-family="'Microsoft YaHei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ucida Sans1" svg:font-family="'Lucida Sans'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bdb76b" draw:distance="0.1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en" style:country-asian="US" style:font-style-asian="normal" style:font-weight-asian="normal" style:font-name-complex="DejaVu Sans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en" style:country-asian="US" style:font-style-asian="normal" style:font-weight-asian="normal" style:font-name-complex="DejaVu Sans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.002cm" fo:page-height="15.99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1.6cm" svg:height="2.67cm" svg:x="1.2cm" svg:y="0.638cm" presentation:class="title" presentation:placeholder="true">
        <draw:text-box/>
      </draw:frame>
      <draw:frame presentation:style-name="Blank_20_Slide-outline1" draw:layer="backgroundobjects" svg:width="21.6cm" svg:height="9.277cm" svg:x="1.2cm" svg:y="3.7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owerPoint Presentation</dc:title>
    <meta:initial-creator>Regina Henschel</meta:initial-creator>
    <dc:creator>Regina Henschel</dc:creator>
    <meta:editing-cycles>15</meta:editing-cycles>
    <meta:creation-date>2019-10-03T17:23:55</meta:creation-date>
    <dc:date>2019-10-05T19:48:02.395000000</dc:date>
    <dc:language>de-DE</dc:language>
    <meta:editing-duration>PT19M32S</meta:editing-duration>
    <meta:generator>forCommit/6.4.0.0.alpha0$Windows_X86_64 LibreOffice_project/d6b38982f24ea230badd5aff52f179b25670d4c8</meta:generator>
    <meta:document-statistic meta:object-count="2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Quer24x16" xlink:href=""/>
  </office:meta>
</office:document-meta>
</file>